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fo:language="zxx" fo:country="none" fo:font-weight="normal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6" style:family="paragraph" style:parent-style-name="Standard" style:master-page-name="">
      <style:paragraph-properties fo:margin-left="0.199cm" fo:margin-right="0cm" fo:text-align="start" style:justify-single-word="false" fo:text-indent="0cm" style:auto-text-indent="false" style:page-number="auto"/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7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fo:font-size="13pt" fo:language="zxx" fo:country="none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8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fo:font-size="13pt" fo:language="zxx" fo:country="none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cm" fo:text-indent="-0.635cm" fo:margin-left="7.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35cm" fo:text-indent="-0.635cm" fo:margin-left="8.4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ITCHEN SURVIVORS</text:span> </text:p>
      <text:p text:style-name="P2">Game design document</text:p>
      <text:p text:style-name="P3"/>
      <text:p text:style-name="P6">Introduction</text:p>
      <text:p text:style-name="P7"><text:tab/></text:p>
      <text:p text:style-name="P7"><text:tab/>Game summary</text:p>
      <text:p text:style-name="P7"><text:tab/><text:span text:style-name="T2">Kitchen Survivors is a top-down survivors-like game about surviving in molding</text:span></text:p>
      <text:p text:style-name="P7"><text:span text:style-name="T2"><text:tab/>world as a handfull of cooks, that managed to survive mold plague.</text:span></text:p>
      <text:p text:style-name="P7"><text:span text:style-name="T2"><text:tab/></text:span></text:p>
      <text:p text:style-name="P7"><text:span text:style-name="T2"><text:tab/></text:span>Inspiration</text:p>
      <text:p text:style-name="P8"><text:span text:style-name="T3"><text:tab/></text:span><text:span text:style-name="T4"> </text:span><text:span text:style-name="T2">Vampire Survivors</text:span></text:p>
      <text:p text:style-name="P7"><text:span text:style-name="T2"><text:tab/>Like in Vampire Survivors you have top-down camera and there are hordes of</text:span></text:p>
      <text:p text:style-name="P7"><text:span text:style-name="T2"><text:tab/>enemies constantly following you.</text:span></text:p>
      <text:p text:style-name="P7"><text:span text:style-name="T2"/></text:p>
      <text:p text:style-name="P7">Player experience</text:p>
      <text:p text:style-name="P7"><text:tab/><text:span text:style-name="T2">Game is divided into runs in different restaurants, each run delivers procedurally</text:span></text:p>
      <text:p text:style-name="P7"><text:span text:style-name="T2"><text:tab/>generated kitchens, that at the end unlock new survivors, and when repeated they </text:span></text:p>
      <text:p text:style-name="P7"><text:span text:style-name="T2"><text:tab/>grant new cooking recipes. Every cook has different skillset, and boost different</text:span></text:p>
      <text:p text:style-name="P7"><text:span text:style-name="T2"><text:tab/>recipes.</text:span></text:p>
      <text:p text:style-name="P7"><text:span text:style-name="T2"/></text:p>
      <text:p text:style-name="P7">Platform</text:p>
      <text:p text:style-name="P7"><text:tab/><text:span text:style-name="T2">Game is developed with windows PC in mind, Linux support is questionable.</text:span></text:p>
      <text:p text:style-name="P7"><text:span text:style-name="T2"/></text:p>
      <text:p text:style-name="P7">Development software</text:p>
      <text:list xml:id="list6914646468374810960" text:style-name="L1">
        <text:list-item>
          <text:p text:style-name="P5">Visual studio 2022</text:p>
        </text:list-item>
        <text:list-item>
          <text:p text:style-name="P5">Aseprite for sprites and textures</text:p>
        </text:list-item>
        <text:list-item>
          <text:p text:style-name="P5">Opengl as graphics API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14T15:41:19.95</meta:creation-date>
    <dc:date>2025-03-14T16:52:22.48</dc:date>
    <meta:editing-duration>PT22M57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23" meta:word-count="121" meta:character-count="802"/>
  </office:meta>
</office:document-meta>
</file>